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9ae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9ae"/>
    </style:style>
    <style:style style:name="ce3" style:family="table-cell" style:parent-style-name="Default">
      <style:table-cell-properties fo:border-bottom="0.06pt solid #000000" fo:background-color="#e0efd4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ackground-color="#e0efd4" fo:border-left="none" fo:border-right="0.06pt solid #000000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fo:background-color="#e0efd4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e0efd4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ackground-color="#fff9ae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f9ae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9ae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2" table:default-cell-style-name="ce2"/>
        <table:table-column table:style-name="co2" table:default-cell-style-name="ce4"/>
        <table:table-column table:style-name="co3" table:default-cell-style-name="ce2"/>
        <table:table-column table:style-name="co2" table:default-cell-style-name="ce6"/>
        <table:table-column table:style-name="co2" table:default-cell-style-name="ce4"/>
        <table:table-column table:style-name="co4" table:default-cell-style-name="ce2"/>
        <table:table-column table:style-name="co2" table:default-cell-style-name="ce6"/>
        <table:table-column table:style-name="co2" table:default-cell-style-name="ce4"/>
        <table:table-column table:style-name="co3" table:default-cell-style-name="ce2"/>
        <table:table-column table:style-name="co2" table:number-columns-repeated="3" table:default-cell-style-name="ce6"/>
        <table:table-column table:style-name="co5" table:default-cell-style-name="ce6"/>
        <table:table-column table:style-name="co5" table:default-cell-style-name="ce2"/>
        <table:table-column table:style-name="co5" table:default-cell-style-name="Default"/>
        <table:table-column table:style-name="co2" table:number-columns-repeated="2" table:default-cell-style-name="ce10"/>
        <table:table-column table:style-name="co2" table:default-cell-style-name="Default"/>
        <table:table-column table:style-name="co2" table:default-cell-style-name="ce10"/>
        <table:table-column table:style-name="co2" table:number-columns-repeated="1001" table:default-cell-style-name="Default"/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8</text:p>
          </table:table-cell>
          <table:table-cell table:style-name="ce3" office:value-type="string" calcext:value-type="string">
            <text:p>damp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4</text:p>
          </table:table-cell>
          <table:table-cell table:style-name="ce3" office:value-type="string" calcext:value-type="string">
            <text:p>ogain</text:p>
          </table:table-cell>
          <table:table-cell table:style-name="ce1" office:value-type="string" calcext:value-type="string">
            <text:p>R6</text:p>
          </table:table-cell>
          <table:table-cell table:style-name="ce5" office:value-type="string" calcext:value-type="string">
            <text:p>Av/Iset</text:p>
          </table:table-cell>
          <table:table-cell table:style-name="ce3" office:value-type="string" calcext:value-type="string">
            <text:p>Iset(Av=1)</text:p>
          </table:table-cell>
          <table:table-cell table:style-name="ce1" office:value-type="string" calcext:value-type="string">
            <text:p>R11</text:p>
          </table:table-cell>
          <table:table-cell table:style-name="ce5" office:value-type="string" calcext:value-type="string">
            <text:p>dAv/dU11</text:p>
          </table:table-cell>
          <table:table-cell table:style-name="ce3" office:value-type="string" calcext:value-type="string">
            <text:p>dU11(dAv=1)</text:p>
          </table:table-cell>
          <table:table-cell table:style-name="ce1" office:value-type="string" calcext:value-type="string">
            <text:p>R10</text:p>
          </table:table-cell>
          <table:table-cell table:style-name="ce5" office:value-type="string" calcext:value-type="string">
            <text:p>Iset,max</text:p>
          </table:table-cell>
          <table:table-cell table:style-name="ce5" office:value-type="string" calcext:value-type="string">
            <text:p>Av,max</text:p>
          </table:table-cell>
          <table:table-cell table:style-name="ce5" office:value-type="string" calcext:value-type="string">
            <text:p>Vb(Iset,max)</text:p>
          </table:table-cell>
          <table:table-cell table:style-name="ce5" office:value-type="string" calcext:value-type="string">
            <text:p>Vb(Av=1)</text:p>
          </table:table-cell>
          <table:table-cell table:style-name="ce1" office:value-type="string" calcext:value-type="string">
            <text:p>R13</text:p>
          </table:table-cell>
          <table:table-cell table:style-name="ce7" office:value-type="string" calcext:value-type="string">
            <text:p>Vpot(Av=1)</text:p>
          </table:table-cell>
          <table:table-cell table:style-name="ce9" office:value-type="string" calcext:value-type="string">
            <text:p>R17</text:p>
          </table:table-cell>
          <table:table-cell table:style-name="ce9" office:value-type="string" calcext:value-type="string">
            <text:p>R12</text:p>
          </table:table-cell>
          <table:table-cell table:style-name="ce7" office:value-type="string" calcext:value-type="string">
            <text:p>Vin(Av=1)</text:p>
          </table:table-cell>
          <table:table-cell table:style-name="ce9" office:value-type="string" calcext:value-type="string">
            <text:p>R17</text:p>
          </table:table-cell>
          <table:table-cell table:style-name="ce7" table:number-columns-repeated="100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[.B2]/([.A2]+[.B2])" office:value-type="float" office:value="0.0909090909090909" calcext:value-type="float">
            <text:p>0.090909090909091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table:formula="of:=1+[.D2]/[.E2]" office:value-type="float" office:value="9.33333333333333" calcext:value-type="float">
            <text:p>9.33333333333333</text:p>
          </table:table-cell>
          <table:table-cell office:value-type="float" office:value="500" calcext:value-type="float">
            <text:p>500</text:p>
          </table:table-cell>
          <table:table-cell table:formula="of:=[.C2]*[.F2]*[.G2]*10" office:value-type="float" office:value="4242.42424242424" calcext:value-type="float">
            <text:p>4242.42424242424</text:p>
          </table:table-cell>
          <table:table-cell table:formula="of:=1/[.H2]" office:value-type="float" office:value="0.000235714285714286" calcext:value-type="float">
            <text:p>0.000235714285714</text:p>
          </table:table-cell>
          <table:table-cell office:value-type="float" office:value="5000" calcext:value-type="float">
            <text:p>5000</text:p>
          </table:table-cell>
          <table:table-cell table:formula="of:=[.H2]/[.J2]" office:value-type="float" office:value="0.848484848484848" calcext:value-type="float">
            <text:p>0.848484848484848</text:p>
          </table:table-cell>
          <table:table-cell table:formula="of:=1/[.K2]" office:value-type="float" office:value="1.17857142857143" calcext:value-type="float">
            <text:p>1.17857142857143</text:p>
          </table:table-cell>
          <table:table-cell office:value-type="float" office:value="1000" calcext:value-type="float">
            <text:p>1000</text:p>
          </table:table-cell>
          <table:table-cell table:formula="of:=8/([.J2]+[.M2])" office:value-type="float" office:value="0.00133333333333333" calcext:value-type="float">
            <text:p>0.001333333333333</text:p>
          </table:table-cell>
          <table:table-cell table:formula="of:=[.H2]*[.N2]" office:value-type="float" office:value="5.65656565656566" calcext:value-type="float">
            <text:p>5.65656565656566</text:p>
          </table:table-cell>
          <table:table-cell table:formula="of:=4.4-[.J2]*[.N2]" office:value-type="float" office:value="-2.26666666666667" calcext:value-type="float">
            <text:p>-2.26666666666667</text:p>
          </table:table-cell>
          <table:table-cell table:formula="of:=4.4-[.J2]*[.I2]" office:value-type="float" office:value="3.22142857142857" calcext:value-type="float">
            <text:p>3.22142857142857</text:p>
          </table:table-cell>
          <table:table-cell office:value-type="float" office:value="10000" calcext:value-type="float">
            <text:p>10000</text:p>
          </table:table-cell>
          <table:table-cell office:value-type="float" office:value="2.5" calcext:value-type="float">
            <text:p>2.5</text:p>
          </table:table-cell>
          <table:table-cell table:formula="of:=[.R2]*5/4.5" office:value-type="float" office:value="11111.1111111111" calcext:value-type="float">
            <text:p>11111.1111111111</text:p>
          </table:table-cell>
          <table:table-cell table:formula="of:=[.R2]*[.S2]/[.L2]" office:value-type="float" office:value="21212.1212121212" calcext:value-type="float">
            <text:p>21212.1212121212</text:p>
          </table:table-cell>
          <table:table-cell office:value-type="float" office:value="1" calcext:value-type="float">
            <text:p>1</text:p>
          </table:table-cell>
          <table:table-cell table:formula="of:=[.R2]*[.V2]/[.L2]" office:value-type="float" office:value="8484.84848484848" calcext:value-type="float">
            <text:p>8484.84848484848</text:p>
          </table:table-cell>
          <table:table-cell table:number-columns-repeated="1001"/>
        </table:table-row>
        <table:table-row table:style-name="ro1">
          <table:table-cell table:number-columns-repeated="18"/>
          <table:table-cell table:style-name="ce8" table:formula="of:=[.U3]/[.R2]*[.L2]" office:value-type="float" office:value="2.59285714285714" calcext:value-type="float">
            <text:p>2.59285714285714</text:p>
          </table:table-cell>
          <table:table-cell table:style-name="ce11" office:value-type="float" office:value="11000" calcext:value-type="float">
            <text:p>11000</text:p>
          </table:table-cell>
          <table:table-cell table:style-name="ce11" office:value-type="float" office:value="22000" calcext:value-type="float">
            <text:p>22000</text:p>
          </table:table-cell>
          <table:table-cell table:style-name="ce8" table:formula="of:=[.W3]/[.R2]*[.L2]" office:value-type="float" office:value="1.17857142857143" calcext:value-type="float">
            <text:p>1.17857142857143</text:p>
          </table:table-cell>
          <table:table-cell table:style-name="ce11" office:value-type="float" office:value="10000" calcext:value-type="float">
            <text:p>10000</text:p>
          </table:table-cell>
          <table:table-cell table:formula="of:=-[.U3]/[.R2]*(4.5-5*[.R2]/[.T3])" office:value-type="float" office:value="0.100000000000001" calcext:value-type="float">
            <text:p>0.100000000000001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[.X3]/5" office:value-type="float" office:value="0.0200000000000002" calcext:value-type="float">
            <text:p>0.02</text:p>
          </table:table-cell>
          <table:table-cell table:number-columns-repeated="100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1:48.436888777</meta:creation-date>
    <dc:date>2019-11-12T22:17:08.427173580</dc:date>
    <meta:editing-duration>PT11M28S</meta:editing-duration>
    <meta:editing-cycles>3</meta:editing-cycles>
    <meta:generator>LibreOffice/6.0.7.3$Linux_X86_64 LibreOffice_project/00m0$Build-3</meta:generator>
    <meta:document-statistic meta:table-count="1" meta:cell-count="53" meta:object-count="0"/>
  </office:meta>
</office:document-meta>
</file>